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P8" style:parent-style-name="Standard" style:family="paragraph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P11" style:parent-style-name="Standard" style:family="paragraph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P15" style:parent-style-name="Standard" style:family="paragraph">
      <style:text-properties fo:font-style="italic" style:font-style-asian="italic" style:font-style-complex="italic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P18" style:parent-style-name="Standard" style:family="paragraph">
      <style:text-properties fo:font-style="italic" style:font-style-asian="italic" style:font-style-complex="italic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P21" style:parent-style-name="Standard" style:family="paragraph">
      <style:text-properties fo:font-style="italic" style:font-style-asian="italic" style:font-style-complex="italic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P24" style:parent-style-name="Standard" style:family="paragraph">
      <style:text-properties fo:font-style="italic" style:font-style-asian="italic" style:font-style-complex="italic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style="italic" style:font-style-asian="italic" style:font-style-complex="italic"/>
    </style:style>
    <style:style style:name="P28" style:parent-style-name="Standard" style:family="paragraph">
      <style:text-properties fo:font-style="italic" style:font-style-asian="italic" style:font-style-complex="italic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P31" style:parent-style-name="Standard" style:family="paragraph">
      <style:text-properties fo:font-style="italic" style:font-style-asian="italic" style:font-style-complex="italic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style="italic" style:font-style-asian="italic" style:font-style-complex="italic"/>
    </style:style>
    <style:style style:name="P34" style:parent-style-name="Standard" style:family="paragraph">
      <style:text-properties fo:font-style="italic" style:font-style-asian="italic" style:font-style-complex="italic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T37" style:parent-style-name="DefaultParagraphFont" style:family="text">
      <style:text-properties fo:font-style="italic" style:font-style-asian="italic" style:font-style-complex="italic"/>
    </style:style>
    <style:style style:name="P38" style:parent-style-name="Standard" style:family="paragraph">
      <style:text-properties fo:font-style="italic" style:font-style-asian="italic" style:font-style-complex="italic"/>
    </style:style>
    <style:style style:name="P39" style:parent-style-name="Standard" style:family="paragraph">
      <style:text-properties fo:font-style="italic" style:font-style-asian="italic" style:font-style-complex="italic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P42" style:parent-style-name="Standard" style:family="paragraph">
      <style:text-properties fo:font-style="italic" style:font-style-asian="italic" style:font-style-complex="italic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P45" style:parent-style-name="Standard" style:family="paragraph">
      <style:text-properties fo:font-style="italic" style:font-style-asian="italic" style:font-style-complex="italic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style="italic" style:font-style-asian="italic" style:font-style-complex="italic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P49" style:parent-style-name="Standard" style:family="paragraph">
      <style:text-properties fo:font-style="italic" style:font-style-asian="italic" style:font-style-complex="italic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P52" style:parent-style-name="Standard" style:family="paragraph">
      <style:text-properties fo:font-style="italic" style:font-style-asian="italic" style:font-style-complex="italic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style="italic" style:font-style-asian="italic" style:font-style-complex="italic"/>
    </style:style>
    <style:style style:name="T55" style:parent-style-name="DefaultParagraphFont" style:family="text">
      <style:text-properties fo:font-style="italic" style:font-style-asian="italic" style:font-style-complex="italic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T57" style:parent-style-name="DefaultParagraphFont" style:family="text">
      <style:text-properties fo:font-style="italic" style:font-style-asian="italic" style:font-style-complex="italic"/>
    </style:style>
    <style:style style:name="P58" style:parent-style-name="Standard" style:family="paragraph">
      <style:text-properties fo:font-style="italic" style:font-style-asian="italic" style:font-style-complex="italic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style="italic" style:font-style-asian="italic" style:font-style-complex="italic"/>
    </style:style>
    <style:style style:name="P61" style:parent-style-name="Standard" style:family="paragraph">
      <style:text-properties fo:font-style="italic" style:font-style-asian="italic" style:font-style-complex="italic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4" style:parent-style-name="DefaultParagraphFont" style:family="text">
      <style:text-properties fo:font-style="italic" style:font-style-asian="italic" style:font-style-complex="italic"/>
    </style:style>
    <style:style style:name="P65" style:parent-style-name="Standard" style:family="paragraph">
      <style:text-properties fo:font-style="italic" style:font-style-asian="italic" style:font-style-complex="italic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style="italic" style:font-style-asian="italic" style:font-style-complex="italic"/>
    </style:style>
    <style:style style:name="P68" style:parent-style-name="Standard" style:family="paragraph">
      <style:text-properties fo:font-style="italic" style:font-style-asian="italic" style:font-style-complex="italic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font-style="italic" style:font-style-asian="italic" style:font-style-complex="italic"/>
    </style:style>
    <style:style style:name="T71" style:parent-style-name="DefaultParagraphFont" style:family="text">
      <style:text-properties fo:font-style="italic" style:font-style-asian="italic" style:font-style-complex="italic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style="italic" style:font-style-asian="italic" style:font-style-complex="italic"/>
    </style:style>
    <style:style style:name="T75" style:parent-style-name="DefaultParagraphFont" style:family="text">
      <style:text-properties fo:font-style="italic" style:font-style-asian="italic" style:font-style-complex="italic"/>
    </style:style>
    <style:style style:name="P76" style:parent-style-name="Standard" style:family="paragraph">
      <style:text-properties fo:font-style="italic" style:font-style-asian="italic" style:font-style-complex="italic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style="italic" style:font-style-asian="italic" style:font-style-complex="italic"/>
    </style:style>
    <style:style style:name="P79" style:parent-style-name="Standard" style:family="paragraph">
      <style:text-properties fo:font-style="italic" style:font-style-asian="italic" style:font-style-complex="italic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style="italic" style:font-style-asian="italic" style:font-style-complex="italic"/>
    </style:style>
    <style:style style:name="T82" style:parent-style-name="DefaultParagraphFont" style:family="text">
      <style:text-properties fo:font-style="italic" style:font-style-asian="italic" style:font-style-complex="italic"/>
    </style:style>
    <style:style style:name="T83" style:parent-style-name="DefaultParagraphFont" style:family="text">
      <style:text-properties fo:font-style="italic" style:font-style-asian="italic" style:font-style-complex="italic"/>
    </style:style>
    <style:style style:name="T84" style:parent-style-name="DefaultParagraphFont" style:family="text">
      <style:text-properties fo:font-style="italic" style:font-style-asian="italic" style:font-style-complex="italic"/>
    </style:style>
    <style:style style:name="P85" style:parent-style-name="Standard" style:family="paragraph">
      <style:text-properties fo:font-style="italic" style:font-style-asian="italic" style:font-style-complex="italic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T87" style:parent-style-name="DefaultParagraphFont" style:family="text">
      <style:text-properties fo:font-style="italic" style:font-style-asian="italic" style:font-style-complex="italic"/>
    </style:style>
    <style:style style:name="P88" style:parent-style-name="Standard" style:family="paragraph">
      <style:text-properties fo:font-style="italic" style:font-style-asian="italic" style:font-style-complex="italic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style="italic" style:font-style-asian="italic" style:font-style-complex="italic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fo:font-style="italic" style:font-style-asian="italic" style:font-style-complex="italic"/>
    </style:style>
    <style:style style:name="T94" style:parent-style-name="DefaultParagraphFont" style:family="text">
      <style:text-properties fo:font-style="italic" style:font-style-asian="italic" style:font-style-complex="italic"/>
    </style:style>
    <style:style style:name="P95" style:parent-style-name="Standard" style:family="paragraph">
      <style:text-properties fo:font-style="italic" style:font-style-asian="italic" style:font-style-complex="italic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97" style:parent-style-name="DefaultParagraphFont" style:family="text">
      <style:text-properties fo:font-style="italic" style:font-style-asian="italic" style:font-style-complex="italic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T100" style:parent-style-name="DefaultParagraphFont" style:family="text">
      <style:text-properties fo:font-style="italic" style:font-style-asian="italic" style:font-style-complex="italic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fo:font-style="italic" style:font-style-asian="italic" style:font-style-complex="italic"/>
    </style:style>
    <style:style style:name="T104" style:parent-style-name="DefaultParagraphFont" style:family="text">
      <style:text-properties fo:font-style="italic" style:font-style-asian="italic" style:font-style-complex="italic"/>
    </style:style>
    <style:style style:name="P105" style:parent-style-name="Standard" style:family="paragraph">
      <style:text-properties fo:font-style="italic" style:font-style-asian="italic" style:font-style-complex="italic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107" style:parent-style-name="DefaultParagraphFont" style:family="text">
      <style:text-properties fo:font-style="italic" style:font-style-asian="italic" style:font-style-complex="italic"/>
    </style:style>
    <style:style style:name="P108" style:parent-style-name="Standard" style:family="paragraph">
      <style:text-properties fo:font-style="italic" style:font-style-asian="italic" style:font-style-complex="italic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style="italic" style:font-style-asian="italic" style:font-style-complex="italic"/>
    </style:style>
    <style:style style:name="P111" style:parent-style-name="Standard" style:family="paragraph">
      <style:text-properties fo:font-style="italic" style:font-style-asian="italic" style:font-style-complex="italic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T113" style:parent-style-name="DefaultParagraphFont" style:family="text">
      <style:text-properties fo:font-style="italic" style:font-style-asian="italic" style:font-style-complex="italic"/>
    </style:style>
    <style:style style:name="P114" style:parent-style-name="Standard" style:family="paragraph">
      <style:text-properties fo:font-style="italic" style:font-style-asian="italic" style:font-style-complex="italic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T116" style:parent-style-name="DefaultParagraphFont" style:family="text">
      <style:text-properties fo:font-style="italic" style:font-style-asian="italic" style:font-style-complex="italic"/>
    </style:style>
    <style:style style:name="P117" style:parent-style-name="Standard" style:family="paragraph">
      <style:paragraph-properties fo:text-indent="0.4902in"/>
      <style:text-properties fo:font-style="italic" style:font-style-asian="italic" style:font-style-complex="italic"/>
    </style:style>
    <style:style style:name="P118" style:parent-style-name="Standard" style:family="paragraph">
      <style:text-properties fo:font-style="italic" style:font-style-asian="italic" style:font-style-complex="italic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T120" style:parent-style-name="DefaultParagraphFont" style:family="text">
      <style:text-properties fo:font-style="italic" style:font-style-asian="italic" style:font-style-complex="italic"/>
    </style:style>
    <style:style style:name="T121" style:parent-style-name="DefaultParagraphFont" style:family="text">
      <style:text-properties fo:font-style="italic" style:font-style-asian="italic" style:font-style-complex="italic"/>
    </style:style>
    <style:style style:name="P122" style:parent-style-name="Standard" style:family="paragraph">
      <style:text-properties fo:font-style="italic" style:font-style-asian="italic" style:font-style-complex="italic"/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name="T124" style:parent-style-name="DefaultParagraphFont" style:family="text">
      <style:text-properties fo:font-style="italic" style:font-style-asian="italic" style:font-style-complex="italic"/>
    </style:style>
    <style:style style:name="P125" style:parent-style-name="Standard" style:family="paragraph">
      <style:text-properties fo:font-weight="bold" style:font-weight-asian="bold" style:font-weight-complex="bold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P127" style:parent-style-name="Standard" style:family="paragraph">
      <style:text-properties fo:font-weight="bold" style:font-weight-asian="bold" style:font-weight-complex="bold"/>
    </style:style>
    <style:style style:name="P128" style:parent-style-name="Standard" style:family="paragraph">
      <style:text-properties fo:font-weight="bold" style:font-weight-asian="bold" style:font-weight-complex="bold"/>
    </style:style>
    <style:style style:name="P129" style:parent-style-name="Standard" style:family="paragraph">
      <style:text-properties fo:font-style="italic" style:font-style-asian="italic" style:font-style-complex="italic"/>
    </style:style>
  </office:automatic-styles>
  <office:body>
    <office:text text:use-soft-page-breaks="true">
      <text:p text:style-name="P1"><text:span text:style-name="T2">Operativsystem –</text:span><text:span text:style-name="T3"><text:s/>Et OS koordinerer og schedulerer processer på coputeren.</text:span></text:p>
      <text:p text:style-name="P4"/>
      <text:p text:style-name="Standard"><text:span text:style-name="T5">Program –</text:span><text:s/><text:span text:style-name="T6">Instruktionssekvens</text:span><text:s/><text:span text:style-name="T7">(Objektkode). Objektkode er binær kode.</text:span></text:p>
      <text:p text:style-name="P8"/>
      <text:p text:style-name="Standard"><text:span text:style-name="T9">Process –</text:span><text:s/><text:span text:style-name="T10">En instans af et program som bliver eksekveret lige nu, dvs. et kørende program + nødvendig programdata.</text:span></text:p>
      <text:p text:style-name="P11"/>
      <text:p text:style-name="Standard"><text:span text:style-name="T12">Tråd</text:span><text:s/>–<text:s/><text:span text:style-name="T13">Den</text:span><text:span text:style-name="T14"><text:s/>del af et program der kan eksekveres.</text:span></text:p>
      <text:p text:style-name="P15"/>
      <text:p text:style-name="Standard"><text:span text:style-name="T16">Fork() –</text:span><text:span text:style-name="T17"><text:s/>Laver en kopi af en tråd i et kørende program.</text:span></text:p>
      <text:p text:style-name="P18"/>
      <text:p text:style-name="Standard"><text:span text:style-name="T19">Adresserum –</text:span><text:s/><text:span text:style-name="T20">En mængde af adresser.</text:span></text:p>
      <text:p text:style-name="P21"/>
      <text:p text:style-name="Standard"><text:span text:style-name="T22">CPU-adressérbare adresser –</text:span><text:span text:style-name="T23"><text:s/>De adresser som CPU'en kan arbejde med. Er indbygget i harwaren (32-bit, 64-bit osv.).</text:span></text:p>
      <text:p text:style-name="P24"/>
      <text:p text:style-name="Standard"><text:span text:style-name="T25">Fysisk</text:span><text:span text:style-name="T26">e adresse –</text:span><text:span text:style-name="T27"><text:s/>Angiver en specifik fysisk lagercelle i det primære lager.</text:span></text:p>
      <text:p text:style-name="P28"/>
      <text:p text:style-name="Standard"><text:span text:style-name="T29">Virtuelle adresser –</text:span><text:span text:style-name="T30"><text:s/>Referencer til lagerlokationer uafhængig af den fysiste adresse.</text:span></text:p>
      <text:p text:style-name="P31"/>
      <text:p text:style-name="Standard"><text:span text:style-name="T32">Schedulering –</text:span><text:span text:style-name="T33"><text:s/>En politik som bestemmer hvordan køretiden for trådene prioriteres.</text:span></text:p>
      <text:p text:style-name="P34"/>
      <text:p text:style-name="Standard"><text:span text:style-name="T35">Paging –</text:span><text:span text:style-name="T36"><text:s/>Det<text:s/></text:span><text:span text:style-name="T37">virtuelle lager opdeles i et antal sider af fast størrelse. Det fysiske lager deles i et antal rammer som har samme faste størrelse som siderne.</text:span></text:p>
      <text:p text:style-name="P38"><text:tab/>Styresystemet inplacerer sider i rammer og vedligeholder information om dette i en sidetabel. OS vedligeholder<text:s/>en sidetabel pr. proces. En sidetabel holder styr på relationen mellem sider og rammer.</text:p>
      <text:p text:style-name="P39"/>
      <text:p text:style-name="Standard"><text:span text:style-name="T40">Thrashing (IKKE TRASHING)<text:s/></text:span><text:span text:style-name="T41">– Når processoren ikke får noget at lave, fordi sider bliver swappet for langsom ind fra disken af styresystemet.</text:span></text:p>
      <text:p text:style-name="P42"/>
      <text:p text:style-name="Standard"><text:span text:style-name="T43">Sidetabel -<text:s/></text:span><text:span text:style-name="T44">holder styr på relationen mellem sider og rammer.</text:span></text:p>
      <text:p text:style-name="P45"/>
      <text:p text:style-name="Standard"><text:span text:style-name="T46">Segmentering –</text:span><text:span text:style-name="T47"><text:s/>En anden måde at inddele hukommelse. Man kan med segmentering implementere adgangsrettig</text:span><text:span text:style-name="T48">heder, eksempelvis "read only". Der indgår her en segmenttabel, som virker som sidetabel.</text:span></text:p>
      <text:p text:style-name="P49"/>
      <text:p text:style-name="Standard"><text:span text:style-name="T50">Fem-tilstandsmodellen –</text:span><text:span text:style-name="T51"><text:s/>når man implementerer et styresystem, så bruges fem-tilstandsmodellen til at håndtere trådenes tilstande.</text:span></text:p>
      <text:p text:style-name="P52"/>
      <text:p text:style-name="Standard"><text:span text:style-name="T53">Trådkontrolblok –</text:span><text:span text:style-name="T54"><text:s/>holder styr på<text:s/></text:span><text:span text:style-name="T55">trådinformationer, og indeholder<text:s/></text:span>programtæller, statusregister,<text:s/><text:span text:style-name="T56">og<text:s/></text:span>stackpointer.<text:s/><text:span text:style-name="T57">Der er en trådkontrolblok til hver tråd.</text:span></text:p>
      <text:p text:style-name="P58"/>
      <text:p text:style-name="Standard"><text:span text:style-name="T59">Programtæller<text:s/></text:span><text:span text:style-name="T60">– holder adressen på den næste instruktion, som skal hentes i hukommelsen</text:span></text:p>
      <text:p text:style-name="P61"/>
      <text:p text:style-name="Standard"><text:span text:style-name="T62">Statusregistreret</text:span><text:span text:style-name="T63"><text:s/>–<text:s/></text:span><text:span text:style-name="T64">indeholder CPU flags.</text:span></text:p>
      <text:p text:style-name="P65"/>
      <text:p text:style-name="Standard"><text:span text:style-name="T66">Stackpointer</text:span><text:span text:style-name="T67"><text:s/>– Den peger hen på adressen i hukommelsen hvor en process er kommet til.</text:span></text:p>
      <text:p text:style-name="P68"/>
      <text:p text:style-name="Standard"><text:span text:style-name="T69">Cooperative multiprogramming –<text:s/></text:span><text:span text:style-name="T70">her siger trådene selv: "jeg venter alligevel på et blokerende kald, så giv bare en anden tråd køretid på CPU'en". Der findes en funktion, som man kan</text:span><text:span text:style-name="T71"><text:s/>bruge til at få tråde til at trække sig tilbage, og lade andre tråde komme til.</text:span></text:p>
      <text:p text:style-name="P72"/>
      <text:p text:style-name="Standard"><text:span text:style-name="T73">Preemptive multiprogramming –<text:s/></text:span><text:span text:style-name="T74">tvunget schedulering, en tråd har en bestemt kørselstid i CPU'en, og så bliver den blokeret/sat til at sove, indtil den får lov til at køre igen</text:span><text:span text:style-name="T75">.</text:span></text:p>
      <text:p text:style-name="P76"/>
      <text:p text:style-name="Standard"><text:span text:style-name="T77">System kald –</text:span><text:span text:style-name="T78"><text:s/>et interface som programmøren kan bruge til at kommunikere med kernen.</text:span></text:p>
      <text:p text:style-name="P79"/>
      <text:p text:style-name="Standard"><text:span text:style-name="T80">Device driver –</text:span><text:span text:style-name="T81"><text:s/>systemets interface til harwaren, så som diske, keyboard, mus, USB, netkort, osv.. Alle device drivere har et interface der har en tabel med<text:s/></text:span>open<text:span text:style-name="T82">,</text:span><text:s/>close, read<text:s/><text:span text:style-name="T83">og</text:span><text:s/>write,<text:s/><text:span text:style-name="T84">omend en eller flere af dem er dummy-implementationer.</text:span></text:p>
      <text:p text:style-name="P85"/>
      <text:p text:style-name="Standard"><text:span text:style-name="T86">Driver –</text:span><text:span text:style-name="T87"><text:s/>mobdul til styresystemet. Ligger oftest i "shared kernel space".</text:span></text:p>
      <text:p text:style-name="P88"/>
      <text:p text:style-name="Standard"><text:span text:style-name="T89">Modul –</text:span><text:span text:style-name="T90"><text:s/>noget man kan tilføje/fjerne mens styresystemet kører.</text:span></text:p>
      <text:p text:style-name="P91"/>
      <text:p text:style-name="Standard"><text:span text:style-name="T92">Referencetæller –</text:span><text:span text:style-name="T93"><text:s/>Fortæller hvor mange der<text:s/></text:span><text:span text:style-name="T94">bruger et bestemt modul, gør det muligt at finde ud af om et modul sikkert kan fjernes eller ej.</text:span></text:p>
      <text:p text:style-name="P95"/>
      <text:p text:style-name="Standard"><text:span text:style-name="T96">Character devices<text:s/></text:span><text:span text:style-name="T97">– en strøm af tegn: tastatur,mus.</text:span></text:p>
      <text:p text:style-name="P98"/>
      <text:p text:style-name="Standard"><text:span text:style-name="T99">Block devices<text:s/></text:span><text:span text:style-name="T100">– Data læses i blokke. Søgbart. Random acces.</text:span></text:p>
      <text:p text:style-name="P101"/>
      <text:p text:style-name="Standard"><text:span text:style-name="T102">Netværks drivere<text:s/></text:span><text:span text:style-name="T103">– Næsten som block devices,</text:span><text:span text:style-name="T104"><text:s/>men skal behandles separat.</text:span></text:p>
      <text:p text:style-name="P105"/>
      <text:p text:style-name="Standard"><text:span text:style-name="T106">MMU (Memory Management Unit)<text:s/></text:span><text:span text:style-name="T107">– En hardware enhed, som oversætter adresser og tjekker tilladelser.</text:span></text:p>
      <text:p text:style-name="P108"/>
      <text:p text:style-name="Standard"><text:span text:style-name="T109">Exceptions<text:s/></text:span><text:span text:style-name="T110">– det processer bruger i user-mode, for at lave kernel-mode kald.</text:span></text:p>
      <text:p text:style-name="P111"/>
      <text:p text:style-name="Standard"><text:span text:style-name="T112">Fault<text:s/></text:span><text:span text:style-name="T113">– exceptions der sker før eller under eksekvering (fx. division by zero, når det er et nul, som bliver hentet i hukommelsen)</text:span></text:p>
      <text:p text:style-name="P114"/>
      <text:p text:style-name="Standard"><text:span text:style-name="T115">Traps<text:s/></text:span><text:span text:style-name="T116">– exceptions der sker efter eksekvering, en udvidet fault, som sker hvis det er en fejl der altid vil ske (its a trap!) (fx. Division by zero, hvis man har skrevet ”i / 0” i sin kode er det en trap.)<text:s/></text:span></text:p>
      <text:p text:style-name="P117">Et systemkald som fx. Suspend er også en trap da processen altid stopper her.</text:p>
      <text:p text:style-name="P118"/>
      <text:p text:style-name="Standard"><text:span text:style-name="T119">Interrupts<text:s/></text:span><text:span text:style-name="T120">– exceptions genereret af hardwaren (fx. Mus, tastatur, eller printer)</text:span><text:span text:style-name="T121">, bruges i stedet for polling</text:span></text:p>
      <text:p text:style-name="P122"/>
      <text:p text:style-name="Standard"><text:span text:style-name="T123">Polling<text:s/></text:span><text:span text:style-name="T124">– når en process spørger hele tiden i stedet for at vente på et interrupt, ”har musen flyttet sig, hvad med nu, hvad med nu?”</text:span><?opendocument cursor-position?></text:p>
      <text:p text:style-name="P125"/>
      <text:p text:style-name="P126"/>
      <text:p text:style-name="P127"/>
      <text:p text:style-name="P128"/>
      <text:p text:style-name="P1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Rasmus</dc:creator>
    <meta:creation-date>2009-04-16T11:32:00Z</meta:creation-date>
    <dc:date>2011-06-09T06:34:00Z</dc:date>
    <meta:template xlink:href="Normal.dotm" xlink:type="simple"/>
    <meta:editing-cycles>19</meta:editing-cycles>
    <meta:editing-duration>PT19080S</meta:editing-duration>
    <meta:user-defined meta:name="Info 1"/>
    <meta:user-defined meta:name="Info 2"/>
    <meta:user-defined meta:name="Info 3"/>
    <meta:user-defined meta:name="Info 4"/>
    <meta:document-statistic meta:page-count="2" meta:paragraph-count="8" meta:word-count="579" meta:character-count="4107" meta:row-count="29" meta:non-whitespace-character-count="3536"/>
  </office:meta>
</office:document-meta>
</file>